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8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io_2_saida_mul_matrix" table:style-name="ta1">
        <table:shapes>
          <draw:frame draw:z-index="0" draw:style-name="gr1" draw:text-style-name="P1" svg:width="184.6mm" svg:height="112.36mm" svg:x="204.14mm" svg:y="14.34mm">
            <draw:object draw:notify-on-update-of-ranges="Exercicio_2_saida_mul_matrix.B1:Exercicio_2_saida_mul_matrix.B10 Exercicio_2_saida_mul_matrix.C1:Exercicio_2_saida_mul_matrix.C1 Exercicio_2_saida_mul_matrix.C2:Exercicio_2_saida_mul_matrix.C10 Exercicio_2_saida_mul_matrix.D1:Exercicio_2_saida_mul_matrix.D1 Exercicio_2_saida_mul_matrix.D2:Exercicio_2_saida_mul_matrix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.5057" calcext:value-type="float">
            <text:p>2,5057</text:p>
          </table:table-cell>
          <table:table-cell office:value-type="float" office:value="1.5613" calcext:value-type="float">
            <text:p>1,56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.5057" calcext:value-type="float">
            <text:p>2,5057</text:p>
          </table:table-cell>
          <table:table-cell office:value-type="float" office:value="1.379" calcext:value-type="float">
            <text:p>1,3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5057" calcext:value-type="float">
            <text:p>2,5057</text:p>
          </table:table-cell>
          <table:table-cell office:value-type="float" office:value="1.3037" calcext:value-type="float">
            <text:p>1,30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5057" calcext:value-type="float">
            <text:p>2,5057</text:p>
          </table:table-cell>
          <table:table-cell office:value-type="float" office:value="1.233" calcext:value-type="float">
            <text:p>1,2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.5057" calcext:value-type="float">
            <text:p>2,5057</text:p>
          </table:table-cell>
          <table:table-cell office:value-type="float" office:value="1.3296" calcext:value-type="float">
            <text:p>1,32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.5057" calcext:value-type="float">
            <text:p>2,5057</text:p>
          </table:table-cell>
          <table:table-cell office:value-type="float" office:value="1.3555" calcext:value-type="float">
            <text:p>1,35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2.5057" calcext:value-type="float">
            <text:p>2,5057</text:p>
          </table:table-cell>
          <table:table-cell office:value-type="float" office:value="1.4243" calcext:value-type="float">
            <text:p>1,42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.5057" calcext:value-type="float">
            <text:p>2,5057</text:p>
          </table:table-cell>
          <table:table-cell office:value-type="float" office:value="1.5627" calcext:value-type="float">
            <text:p>1,5627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5057" calcext:value-type="float">
            <text:p>2,5057</text:p>
          </table:table-cell>
          <table:table-cell office:value-type="float" office:value="2.7974" calcext:value-type="float">
            <text:p>2,7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8:19:22.0261362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20:08:21.839224393</dc:date>
    <meta:editing-duration>PT2H2M54S</meta:editing-duration>
    <meta:editing-cycles>2</meta:editing-cycles>
    <meta:generator>LibreOffice/6.0.7.3$Linux_X86_64 LibreOffice_project/00m0$Build-3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61cm" svg:height="11.237cm" xlink:href=".." xlink:type="simple" chart:class="chart:line" chart:style-name="ch1">
        <chart:legend chart:legend-position="end" svg:x="15.82cm" svg:y="5.07cm" style:legend-expansion="high" chart:style-name="ch2"/>
        <chart:plot-area chart:style-name="ch3" table:cell-range-address="Exercicio_2_saida_mul_matrix.B1:Exercicio_2_saida_mul_matrix.D10" chart:data-source-has-labels="both" svg:x="0.369cm" svg:y="0.224cm" svg:width="15.082cm" svg:height="10.789cm">
          <chartooo:coordinate-region svg:x="1.229cm" svg:y="0.424cm" svg:width="13.943cm" svg:height="9.942cm"/>
          <chart:axis chart:dimension="x" chart:name="primary-x" chart:style-name="ch4" chartooo:axis-type="auto">
            <chartooo:date-scale/>
            <chart:categories table:cell-range-address="Exercicio_2_saida_mul_matrix.B1:Exercicio_2_saida_mul_matrix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ercicio_2_saida_mul_matrix.C2:Exercicio_2_saida_mul_matrix.C10" chart:label-cell-address="Exercicio_2_saida_mul_matrix.C1:Exercicio_2_saida_mul_matrix.C1" chart:class="chart:line">
            <chart:data-point chart:repeated="9"/>
          </chart:series>
          <chart:series chart:style-name="ch7" chart:values-cell-range-address="Exercicio_2_saida_mul_matrix.D2:Exercicio_2_saida_mul_matrix.D10" chart:label-cell-address="Exercicio_2_saida_mul_matrix.D1:Exercicio_2_saida_mul_matrix.D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Exercicio_2_saida_mul_matrix.C1:Exercicio_2_saida_mul_matrix.C1</svg:desc>
                </draw:g>
              </table:table-cell>
              <table:table-cell office:value-type="string">
                <text:p> Bloco</text:p>
                <draw:g>
                  <svg:desc>Exercicio_2_saida_mul_matrix.D1:Exercicio_2_saida_mul_matri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blockSize </text:p>
                <draw:g>
                  <svg:desc>Exercicio_2_saida_mul_matrix.B1:Exercicio_2_saida_mul_matrix.B10</svg:desc>
                </draw:g>
              </table:table-cell>
              <table:table-cell office:value-type="float" office:value="2.5057">
                <text:p>2.5057</text:p>
                <draw:g>
                  <svg:desc>Exercicio_2_saida_mul_matrix.C2:Exercicio_2_saida_mul_matrix.C10</svg:desc>
                </draw:g>
              </table:table-cell>
              <table:table-cell office:value-type="float" office:value="1.5613">
                <text:p>1.5613</text:p>
                <draw:g>
                  <svg:desc>Exercicio_2_saida_mul_matrix.D2:Exercicio_2_saida_mul_matrix.D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057">
                <text:p>2.5057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057">
                <text:p>2.5057</text:p>
              </table:table-cell>
              <table:table-cell office:value-type="float" office:value="1.3037">
                <text:p>1.30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057">
                <text:p>2.5057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5057">
                <text:p>2.5057</text:p>
              </table:table-cell>
              <table:table-cell office:value-type="float" office:value="1.3296">
                <text:p>1.32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5057">
                <text:p>2.5057</text:p>
              </table:table-cell>
              <table:table-cell office:value-type="float" office:value="1.3555">
                <text:p>1.35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5057">
                <text:p>2.5057</text:p>
              </table:table-cell>
              <table:table-cell office:value-type="float" office:value="1.4243">
                <text:p>1.42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5057">
                <text:p>2.505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5057">
                <text:p>2.5057</text:p>
              </table:table-cell>
              <table:table-cell office:value-type="float" office:value="2.7974">
                <text:p>2.7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